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9" style:parent-style-name="Standard" style:family="paragraph">
      <style:paragraph-properties fo:line-height="150%"/>
    </style:style>
    <style:style style:name="T2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9" style:parent-style-name="Standard" style:family="paragraph">
      <style:paragraph-properties fo:line-height="150%"/>
    </style:style>
    <style:style style:name="T3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3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36" style:parent-style-name="Standard" style:family="paragraph">
      <style:paragraph-properties fo:text-align="justify" fo:line-height="150%"/>
    </style:style>
    <style:style style:name="T3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9" style:parent-style-name="Standard" style:family="paragraph">
      <style:paragraph-properties fo:text-align="justify" fo:line-height="150%" fo:text-indent="0.5in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0" style:parent-style-name="Standard" style:family="paragraph">
      <style:paragraph-properties fo:text-align="justify" fo:line-height="150%" fo:text-indent="0.5in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1" style:parent-style-name="Standard" style:family="paragraph">
      <style:paragraph-properties fo:text-align="justify" fo:line-height="150%" fo:text-indent="0.5in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2" style:parent-style-name="Standard" style:family="paragraph">
      <style:paragraph-properties fo:text-align="justify" fo:line-height="150%" fo:text-indent="0.5in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3" style:parent-style-name="Standard" style:family="paragraph">
      <style:paragraph-properties fo:line-height="150%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6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7" style:parent-style-name="Standard" style:family="paragraph">
      <style:paragraph-properties fo:line-height="150%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</office:automatic-styles>
  <office:body>
    <office:text text:use-soft-page-breaks="true">
      <text:p text:style-name="P1"><text:span text:style-name="T7">Aluno</text:span><text:span text:style-name="T8">: &lt;Thais Cardoso Moura de Souza&gt;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Data:</text:span><text:span text:style-name="T15"><text:s/></text:span><text:span text:style-name="T16">25/08</text:span><text:span text:style-name="T17">/2013</text:span></text:p>
      <text:p text:style-name="P18"/>
      <text:p text:style-name="P19"><text:span text:style-name="T20">Fase/Iteração:</text:span><text:span text:style-name="T21"><text:s/>&lt;Iteração 1</text:span><text:span text:style-name="T22">&gt;</text:span><text:span text:style-name="T23"><text:tab/></text:span><text:span text:style-name="T24"><text:tab/></text:span><text:span text:style-name="T25">Esforço Total:</text:span><text:span text:style-name="T26"><text:s/>&lt;8</text:span><text:span text:style-name="T27"><text:s/>horas&gt;</text:span></text:p>
      <text:p text:style-name="P28"/>
      <text:p text:style-name="P29"><text:span text:style-name="T30">Atividade: &lt;</text:span><text:span text:style-name="T31">Análise do produto: Escopo</text:span><text:span text:style-name="T32">&gt;</text:span><text:span text:style-name="T33"><text:tab/></text:span><text:span text:style-name="T34">Esforço: &lt;8</text:span><text:span text:style-name="T35"><text:s/>horas&gt;</text:span></text:p>
      <text:p text:style-name="P36"><text:span text:style-name="T37">Descrição:</text:span><text:span text:style-name="T38"><text:s/></text:span></text:p>
      <text:p text:style-name="P39">Foi analisado o produto Escopo. A partir da leitura dos documentos disponíveis no repositório e conversa com os integrantes do grupo foi verificado que o escopo está de acordo com o escopo proposto pelo professor Juliano.<text:s/></text:p>
      <text:p text:style-name="P40">O escopo pode ser encontrado no “Termo de Abertura” que está contido em: FABRICA/ MARCO 2 18-07 / 0.GERENCIAR / GPR / contpatri / INTEGRAÇÃO. Outro documento que pode ser encontrado a descrição do escopo é no documento de Especificação de Requisitos, denominado: “CONTPATRI_ESTABILIZAR_ERIW_especificacao_dos_requisitos_de_interface_web_1.0” que está no caminho: FABRICA/ MARCO 2 18-07 / 0.GERENCIAR / GRE / contpatri / documentos.</text:p>
      <text:p text:style-name="P41">A partir da leitura dos documentos citados acima, dos casos de uso e verificação de protótipos foi possível perceber<text:s/>que os requisitos atendem satisfatoriamente o escopo. A proposta do grupo para atender o escopo foi desenvolver uma interface WEB que receberia os dados do SICOP e uma interface Mobile que receberia os dados do sistema WEB e seria utilizado pelo funcionário para verificação da situação e localização de cada bem. Após esse procedimento a Interface <text:s/>Mobile enviaria por meio de Web Service os dados atualizados para a interface WEB. Na interface WEB, e somente nela, seria possível visualizar o relatório de discrepância e enviar os dados atualizados para o SICOP.</text:p>
      <text:p text:style-name="P42">Do ponto de vista do escopo ele está sendo atendido.<text:s/></text:p>
      <text:p text:style-name="P43"><text:span text:style-name="T44">Produtos: &lt;<text:s/></text:span><text:span text:style-name="T45">&gt;</text:span></text:p>
      <text:p text:style-name="P46">Equipe: &lt;&gt;</text:p>
      <text:soft-page-break/>
      <text:p text:style-name="P47"><text:span text:style-name="T48">Artefato: &lt; RT_RelatorioTesteEstrutural.doc e PlanoTesteEstrutural_SAD.doc &gt;</text:span><text:span text:style-name="T4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4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/text:p>
        <text:p text:style-name="P4">ContPatri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thais cardoso moura de souza</dc:creator>
    <meta:creation-date>2013-08-26T02:04:00Z</meta:creation-date>
    <dc:date>2013-08-26T02:10:00Z</dc:date>
    <meta:template xlink:href="Normal" xlink:type="simple"/>
    <meta:editing-cycles>3</meta:editing-cycles>
    <meta:editing-duration>PT420S</meta:editing-duration>
    <meta:document-statistic meta:page-count="2" meta:paragraph-count="3" meta:word-count="262" meta:character-count="1677" meta:row-count="11" meta:non-whitespace-character-count="1418"/>
  </office:meta>
</office:document-meta>
</file>